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ebd" officeooo:paragraph-rsid="0018eebd"/>
    </style:style>
    <style:style style:name="P2" style:family="paragraph" style:parent-style-name="Standard">
      <style:text-properties fo:font-size="18pt" fo:font-weight="bold" officeooo:rsid="0018eebd" officeooo:paragraph-rsid="0018eebd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officeooo:rsid="0018eebd" officeooo:paragraph-rsid="0018eebd" style:font-weight-asian="bold" style:font-weight-complex="bold"/>
    </style:style>
    <style:style style:name="P4" style:family="paragraph" style:parent-style-name="Standard">
      <style:text-properties fo:font-weight="normal" officeooo:rsid="0018eebd" officeooo:paragraph-rsid="0018eeb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iculum Vitae</text:p>
      <text:p text:style-name="P1"><text:s/></text:p>
      <text:p text:style-name="P3">Personal Information</text:p>
      <text:p text:style-name="P3"/>
      <text:p text:style-name="P1">name : Robyn-Leigh </text:p>
      <text:p text:style-name="P1">surname : Harris</text:p>
      <text:p text:style-name="P1">date of birth : 30 June 1999</text:p>
      <text:p text:style-name="P1"/>
      <text:p text:style-name="P3">About</text:p>
      <text:p text:style-name="P4">I am a creative individual who is passionate about innovation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2:12.660845221</meta:creation-date>
    <dc:date>2020-09-10T14:20:44.610055105</dc:date>
    <meta:editing-duration>PT8M32S</meta:editing-duration>
    <meta:editing-cycles>1</meta:editing-cycles>
    <meta:document-statistic meta:table-count="0" meta:image-count="0" meta:object-count="0" meta:page-count="1" meta:paragraph-count="8" meta:word-count="28" meta:character-count="167" meta:non-whitespace-character-count="144"/>
    <meta:generator>LibreOffice/6.4.4.2$Linux_X86_64 LibreOffice_project/40$Build-2</meta:generator>
  </office:meta>
</office:document-meta>
</file>